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cf7be26000" style:family="table" style:master-page-name="ta-mp-0x7fcf7be26000">
      <style:table-properties table:display="true" style:writing-mode="lr-tb"/>
    </style:style>
    <style:style style:name="ta-0x7fcf7be261f0" style:family="table" style:master-page-name="ta-mp-0x7fcf7be261f0">
      <style:table-properties table:display="true" style:writing-mode="lr-tb"/>
    </style:style>
    <style:style style:name="ta-0x7fcf7be263e0" style:family="table" style:master-page-name="ta-mp-0x7fcf7be263e0">
      <style:table-properties table:display="true" style:writing-mode="lr-tb"/>
    </style:style>
    <style:style style:name="ta-0x7fcf7be265d0" style:family="table" style:master-page-name="ta-mp-0x7fcf7be265d0">
      <style:table-properties table:display="true" style:writing-mode="lr-tb"/>
    </style:style>
    <style:style style:name="ta-0x7fcf7be267c0" style:family="table" style:master-page-name="ta-mp-0x7fcf7be267c0">
      <style:table-properties table:display="true" style:writing-mode="lr-tb"/>
    </style:style>
    <style:style style:name="ta-0x7fcf7be269b0" style:family="table" style:master-page-name="ta-mp-0x7fcf7be269b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cf7be5327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cf7be52ca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cf7be534c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f7be4c36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f7be4a9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f7be5383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cf7be53bb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cf7be5405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f7be4ab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f7be5396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cf7be53cd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f7be5417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f7be53a8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cf7be53e00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cf7be542a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cf7be53f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cf7be543c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cf7be5474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cf7be54be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f7be4ac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f7be544f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cf7be5486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f7be54d0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f7be5461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cf7be54990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cf7be54e3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cf7be54a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cf7be54f5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cf7be552d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cf7be5577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f7be4ad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f7be5508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cf7be553f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f7be5589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f7be551a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cf7be55520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cf7be559c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cf7be556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cf7be55ae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cf7be55e6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cf7be5630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f7be4ae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f7be55c1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cf7be55f8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f7be5642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f7be55d3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cf7be560b0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cf7be5655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cf7be561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cf7be7512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cf7be754a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cf7be7594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f7be4afc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f7be7525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cf7be755c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f7be75a6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f7be7537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cf7be756f0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cf7be75b9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cf7be758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OL-1" style:family="table-column">
      <style:table-column-properties style:column-width="143.25pt" style:use-optimal-column-width="false"/>
    </style:style>
    <style:style style:name="ACOL-2" style:family="table-column"/>
    <style:style style:name="ACOL-3" style:family="table-column">
      <style:table-column-properties style:column-width="166.11pt" style:use-optimal-column-width="true"/>
    </style:style>
    <style:style style:name="ACOL-4" style:family="table-column">
      <style:table-column-properties style:column-width="178.70pt" style:use-optimal-column-width="true"/>
    </style:style>
    <style:style style:name="ACOL-5" style:family="table-column">
      <style:table-column-properties style:column-width="175.55pt" style:use-optimal-column-width="true"/>
    </style:style>
    <style:style style:name="ACOL-6" style:family="table-column">
      <style:table-column-properties style:column-width="110.24pt" style:use-optimal-column-width="true"/>
    </style:style>
    <style:style style:name="ACOL-7" style:family="table-column">
      <style:table-column-properties style:column-width="64.26pt" style:use-optimal-column-width="true"/>
    </style:style>
    <style:style style:name="ACOL-8" style:family="table-column">
      <style:table-column-properties style:column-width="361.16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14.9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fcf7be2600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cf7be5327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cf7be52ca8" office:value-type="string">
            <text:p>loginAndAddToCart</text:p>
          </table:table-cell>
          <table:table-cell table:number-columns-repeated="127" table:style-name="Gnumeric-default"/>
        </table:table-row>
        <table:table-row table:style-name="AROW-2">
          <table:table-cell table:style-name="ACE-0x7fcf7be52ca8" office:value-type="string">
            <text:p>viewCart</text:p>
          </table:table-cell>
          <table:table-cell table:number-columns-repeated="127" table:style-name="Gnumeric-default"/>
        </table:table-row>
        <table:table-row table:style-name="AROW-2">
          <table:table-cell table:style-name="ACE-0x7fcf7be534c0" office:value-type="string">
            <text:p>selectAddress</text:p>
          </table:table-cell>
          <table:table-cell table:number-columns-repeated="127" table:style-name="Gnumeric-default"/>
        </table:table-row>
        <table:table-row table:style-name="AROW-2">
          <table:table-cell table:style-name="ACE-0x7fcf7be534c0" office:value-type="string">
            <text:p>paymentMethodAsCOD</text:p>
          </table:table-cell>
          <table:table-cell table:number-columns-repeated="127" table:style-name="Gnumeric-default"/>
        </table:table-row>
        <table:table-row table:style-name="AROW-2">
          <table:table-cell table:style-name="ACE-0x7fcf7be534c0" office:value-type="string">
            <text:p>reviewOrder</text:p>
          </table:table-cell>
          <table:table-cell table:number-columns-repeated="127" table:style-name="Gnumeric-default"/>
        </table:table-row>
        <table:table-row table:style-name="AROW-2">
          <table:table-cell table:style-name="ACE-0x7fcf7be534c0" office:value-type="string">
            <text:p>placeOrder</text:p>
          </table:table-cell>
          <table:table-cell table:number-columns-repeated="127" table:style-name="Gnumeric-default"/>
        </table:table-row>
        <table:table-row table:style-name="AROW-2">
          <table:table-cell table:style-name="ACE-0x7fcf7be4c368" office:value-type="string">
            <text:p>orderSummary</text:p>
          </table:table-cell>
          <table:table-cell table:number-columns-repeated="127" table:style-name="Gnumeric-default"/>
        </table:table-row>
        <table:table-row table:style-name="AROW-0" table:number-rows-repeated="120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7" gnm:cursor-row="2">
          <gnm:selection gnm:start-col="7" gnm:start-row="2" gnm:end-col="7" gnm:end-row="2"/>
        </gnm:selections>
      </table:table>
      <table:table table:name="AQA1_TestData" table:style-name="ta-0x7fcf7be261f0" table:print="false">
        <office:forms form:automatic-focus="false" form:apply-design-mode="false">
          <form:form/>
        </office:forms>
        <table:table-column table:default-cell-style-name="ACE-0x7fcf7be4ab20" table:style-name="ACOL-3"/>
        <table:table-column table:default-cell-style-name="ACE-0x7fcf7be4ab20" table:style-name="ACOL-4"/>
        <table:table-column table:default-cell-style-name="ACE-0x7fcf7be4ab20" table:style-name="ACOL-5"/>
        <table:table-column table:default-cell-style-name="ACE-0x7fcf7be4ab20" table:style-name="ACOL-6"/>
        <table:table-column table:default-cell-style-name="ACE-0x7fcf7be4ab20" table:style-name="ACOL-7"/>
        <table:table-column table:default-cell-style-name="ACE-0x7fcf7be4ab20" table:style-name="ACOL-8"/>
        <table:table-column table:default-cell-style-name="ACE-0x7fcf7be4ab20" table:style-name="ACOL-0" table:number-columns-repeated="122"/>
        <table:table-row table:style-name="AROW-2">
          <table:table-cell table:style-name="ACE-0x7fcf7be53838" office:value-type="string">
            <text:p>User Name</text:p>
          </table:table-cell>
          <table:table-cell table:style-name="ACE-0x7fcf7be53960" office:value-type="string">
            <text:p>Password</text:p>
          </table:table-cell>
          <table:table-cell table:style-name="ACE-0x7fcf7be53960" office:value-type="string">
            <text:p>Product ID</text:p>
          </table:table-cell>
          <table:table-cell table:style-name="ACE-0x7fcf7be53a88" office:value-type="string">
            <text:p>Payment ID</text:p>
          </table:table-cell>
          <table:table-cell table:number-columns-repeated="124" table:style-name="ACE-0x7fcf7be4ab20"/>
        </table:table-row>
        <table:table-row table:style-name="AROW-2">
          <table:table-cell table:style-name="ACE-0x7fcf7be53bb0" office:value-type="string">
            <text:p>sahil.jariwala@crestechglobal.com</text:p>
          </table:table-cell>
          <table:table-cell table:style-name="ACE-0x7fcf7be53cd8" office:value-type="float" office:value="123456">
            <text:p>123456</text:p>
          </table:table-cell>
          <table:table-cell table:style-name="ACE-0x7fcf7be53cd8" office:value-type="float" office:value="2773642">
            <text:p>2773642</text:p>
          </table:table-cell>
          <table:table-cell table:style-name="ACE-0x7fcf7be53e00" office:value-type="float" office:value="61">
            <text:p>61</text:p>
          </table:table-cell>
          <table:table-cell table:number-columns-repeated="2" table:style-name="ACE-0x7fcf7be53f28"/>
          <table:table-cell table:number-columns-repeated="122" table:style-name="ACE-0x7fcf7be4ab20"/>
        </table:table-row>
        <table:table-row table:style-name="AROW-4">
          <table:table-cell table:style-name="ACE-0x7fcf7be54050" office:value-type="string">
            <text:p>aman.2185@hotmail.com</text:p>
          </table:table-cell>
          <table:table-cell table:style-name="ACE-0x7fcf7be54178" office:value-type="float" office:value="123456">
            <text:p>123456</text:p>
          </table:table-cell>
          <table:table-cell table:style-name="ACE-0x7fcf7be54178" office:value-type="float" office:value="1001936">
            <text:p>1001936</text:p>
          </table:table-cell>
          <table:table-cell table:style-name="ACE-0x7fcf7be542a0" office:value-type="float" office:value="61">
            <text:p>61</text:p>
          </table:table-cell>
          <table:table-cell table:number-columns-repeated="124" table:style-name="ACE-0x7fcf7be4ab20"/>
        </table:table-row>
        <table:table-row table:style-name="AROW-0" table:number-rows-repeated="125">
          <table:table-cell table:number-columns-repeated="128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3" gnm:cursor-row="2">
          <gnm:selection gnm:start-col="3" gnm:start-row="2" gnm:end-col="3" gnm:end-row="2"/>
        </gnm:selections>
      </table:table>
      <table:table table:name="AQA2_TestData" table:style-name="ta-0x7fcf7be263e0" table:print="false">
        <office:forms form:automatic-focus="false" form:apply-design-mode="false">
          <form:form/>
        </office:forms>
        <table:table-column table:default-cell-style-name="ACE-0x7fcf7be4ac48" table:style-name="ACOL-3"/>
        <table:table-column table:default-cell-style-name="ACE-0x7fcf7be4ac48" table:style-name="ACOL-4"/>
        <table:table-column table:default-cell-style-name="ACE-0x7fcf7be4ac48" table:style-name="ACOL-5"/>
        <table:table-column table:default-cell-style-name="ACE-0x7fcf7be4ac48" table:style-name="ACOL-6"/>
        <table:table-column table:default-cell-style-name="ACE-0x7fcf7be4ac48" table:style-name="ACOL-7"/>
        <table:table-column table:default-cell-style-name="ACE-0x7fcf7be4ac48" table:style-name="ACOL-8"/>
        <table:table-column table:default-cell-style-name="ACE-0x7fcf7be4ac48" table:style-name="ACOL-0" table:number-columns-repeated="122"/>
        <table:table-row table:style-name="AROW-2">
          <table:table-cell table:style-name="ACE-0x7fcf7be543c8" office:value-type="string">
            <text:p>User Name</text:p>
          </table:table-cell>
          <table:table-cell table:style-name="ACE-0x7fcf7be544f0" office:value-type="string">
            <text:p>Password</text:p>
          </table:table-cell>
          <table:table-cell table:style-name="ACE-0x7fcf7be544f0" office:value-type="string">
            <text:p>Product ID</text:p>
          </table:table-cell>
          <table:table-cell table:style-name="ACE-0x7fcf7be54618" office:value-type="string">
            <text:p>Payment ID</text:p>
          </table:table-cell>
          <table:table-cell table:number-columns-repeated="124" table:style-name="ACE-0x7fcf7be4ac48"/>
        </table:table-row>
        <table:table-row table:style-name="AROW-2">
          <table:table-cell table:style-name="ACE-0x7fcf7be54740" office:value-type="string">
            <text:p>sahil.jariwala@crestechglobal.com</text:p>
          </table:table-cell>
          <table:table-cell table:style-name="ACE-0x7fcf7be54868" office:value-type="float" office:value="123456">
            <text:p>123456</text:p>
          </table:table-cell>
          <table:table-cell table:style-name="ACE-0x7fcf7be54868" office:value-type="float" office:value="2773642">
            <text:p>2773642</text:p>
          </table:table-cell>
          <table:table-cell table:style-name="ACE-0x7fcf7be54990" office:value-type="float" office:value="61">
            <text:p>61</text:p>
          </table:table-cell>
          <table:table-cell table:number-columns-repeated="2" table:style-name="ACE-0x7fcf7be54ab8"/>
          <table:table-cell table:number-columns-repeated="122" table:style-name="ACE-0x7fcf7be4ac48"/>
        </table:table-row>
        <table:table-row table:style-name="AROW-4">
          <table:table-cell table:style-name="ACE-0x7fcf7be54be0" office:value-type="string">
            <text:p>aman.2185@hotmail.com</text:p>
          </table:table-cell>
          <table:table-cell table:style-name="ACE-0x7fcf7be54d08" office:value-type="float" office:value="123456">
            <text:p>123456</text:p>
          </table:table-cell>
          <table:table-cell table:style-name="ACE-0x7fcf7be54d08" office:value-type="float" office:value="1001936">
            <text:p>1001936</text:p>
          </table:table-cell>
          <table:table-cell table:style-name="ACE-0x7fcf7be54e30" office:value-type="float" office:value="61">
            <text:p>61</text:p>
          </table:table-cell>
          <table:table-cell table:number-columns-repeated="124" table:style-name="ACE-0x7fcf7be4ac48"/>
        </table:table-row>
        <table:table-row table:style-name="AROW-0" table:number-rows-repeated="125">
          <table:table-cell table:number-columns-repeated="12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3_TestData" table:style-name="ta-0x7fcf7be265d0" table:print="false">
        <office:forms form:automatic-focus="false" form:apply-design-mode="false">
          <form:form/>
        </office:forms>
        <table:table-column table:default-cell-style-name="ACE-0x7fcf7be4ad70" table:style-name="ACOL-3"/>
        <table:table-column table:default-cell-style-name="ACE-0x7fcf7be4ad70" table:style-name="ACOL-4"/>
        <table:table-column table:default-cell-style-name="ACE-0x7fcf7be4ad70" table:style-name="ACOL-5"/>
        <table:table-column table:default-cell-style-name="ACE-0x7fcf7be4ad70" table:style-name="ACOL-6"/>
        <table:table-column table:default-cell-style-name="ACE-0x7fcf7be4ad70" table:style-name="ACOL-7"/>
        <table:table-column table:default-cell-style-name="ACE-0x7fcf7be4ad70" table:style-name="ACOL-8"/>
        <table:table-column table:default-cell-style-name="ACE-0x7fcf7be4ad70" table:style-name="ACOL-0" table:number-columns-repeated="122"/>
        <table:table-row table:style-name="AROW-2">
          <table:table-cell table:style-name="ACE-0x7fcf7be54f58" office:value-type="string">
            <text:p>User Name</text:p>
          </table:table-cell>
          <table:table-cell table:style-name="ACE-0x7fcf7be55080" office:value-type="string">
            <text:p>Password</text:p>
          </table:table-cell>
          <table:table-cell table:style-name="ACE-0x7fcf7be55080" office:value-type="string">
            <text:p>Product ID</text:p>
          </table:table-cell>
          <table:table-cell table:style-name="ACE-0x7fcf7be551a8" office:value-type="string">
            <text:p>Payment ID</text:p>
          </table:table-cell>
          <table:table-cell table:number-columns-repeated="124" table:style-name="ACE-0x7fcf7be4ad70"/>
        </table:table-row>
        <table:table-row table:style-name="AROW-2">
          <table:table-cell table:style-name="ACE-0x7fcf7be552d0" office:value-type="string">
            <text:p>sahil.jariwala@crestechglobal.com</text:p>
          </table:table-cell>
          <table:table-cell table:style-name="ACE-0x7fcf7be553f8" office:value-type="float" office:value="123456">
            <text:p>123456</text:p>
          </table:table-cell>
          <table:table-cell table:style-name="ACE-0x7fcf7be553f8" office:value-type="float" office:value="2773642">
            <text:p>2773642</text:p>
          </table:table-cell>
          <table:table-cell table:style-name="ACE-0x7fcf7be55520" office:value-type="float" office:value="61">
            <text:p>61</text:p>
          </table:table-cell>
          <table:table-cell table:number-columns-repeated="2" table:style-name="ACE-0x7fcf7be55648"/>
          <table:table-cell table:number-columns-repeated="122" table:style-name="ACE-0x7fcf7be4ad70"/>
        </table:table-row>
        <table:table-row table:style-name="AROW-4">
          <table:table-cell table:style-name="ACE-0x7fcf7be55770" office:value-type="string">
            <text:p>aman.2185@hotmail.com</text:p>
          </table:table-cell>
          <table:table-cell table:style-name="ACE-0x7fcf7be55898" office:value-type="float" office:value="123456">
            <text:p>123456</text:p>
          </table:table-cell>
          <table:table-cell table:style-name="ACE-0x7fcf7be55898" office:value-type="float" office:value="1001936">
            <text:p>1001936</text:p>
          </table:table-cell>
          <table:table-cell table:style-name="ACE-0x7fcf7be559c0" office:value-type="float" office:value="61">
            <text:p>61</text:p>
          </table:table-cell>
          <table:table-cell table:number-columns-repeated="124" table:style-name="ACE-0x7fcf7be4ad70"/>
        </table:table-row>
        <table:table-row table:style-name="AROW-0" table:number-rows-repeated="125">
          <table:table-cell table:number-columns-repeated="128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4_TestData" table:style-name="ta-0x7fcf7be267c0" table:print="false">
        <office:forms form:automatic-focus="false" form:apply-design-mode="false">
          <form:form/>
        </office:forms>
        <table:table-column table:default-cell-style-name="ACE-0x7fcf7be4ae98" table:style-name="ACOL-3"/>
        <table:table-column table:default-cell-style-name="ACE-0x7fcf7be4ae98" table:style-name="ACOL-4"/>
        <table:table-column table:default-cell-style-name="ACE-0x7fcf7be4ae98" table:style-name="ACOL-5"/>
        <table:table-column table:default-cell-style-name="ACE-0x7fcf7be4ae98" table:style-name="ACOL-6"/>
        <table:table-column table:default-cell-style-name="ACE-0x7fcf7be4ae98" table:style-name="ACOL-7"/>
        <table:table-column table:default-cell-style-name="ACE-0x7fcf7be4ae98" table:style-name="ACOL-8"/>
        <table:table-column table:default-cell-style-name="ACE-0x7fcf7be4ae98" table:style-name="ACOL-0" table:number-columns-repeated="122"/>
        <table:table-row table:style-name="AROW-2">
          <table:table-cell table:style-name="ACE-0x7fcf7be55ae8" office:value-type="string">
            <text:p>User Name</text:p>
          </table:table-cell>
          <table:table-cell table:style-name="ACE-0x7fcf7be55c10" office:value-type="string">
            <text:p>Password</text:p>
          </table:table-cell>
          <table:table-cell table:style-name="ACE-0x7fcf7be55c10" office:value-type="string">
            <text:p>Product ID</text:p>
          </table:table-cell>
          <table:table-cell table:style-name="ACE-0x7fcf7be55d38" office:value-type="string">
            <text:p>Payment ID</text:p>
          </table:table-cell>
          <table:table-cell table:number-columns-repeated="124" table:style-name="ACE-0x7fcf7be4ae98"/>
        </table:table-row>
        <table:table-row table:style-name="AROW-2">
          <table:table-cell table:style-name="ACE-0x7fcf7be55e60" office:value-type="string">
            <text:p>sahil.jariwala@crestechglobal.com</text:p>
          </table:table-cell>
          <table:table-cell table:style-name="ACE-0x7fcf7be55f88" office:value-type="float" office:value="123456">
            <text:p>123456</text:p>
          </table:table-cell>
          <table:table-cell table:style-name="ACE-0x7fcf7be55f88" office:value-type="float" office:value="2773642">
            <text:p>2773642</text:p>
          </table:table-cell>
          <table:table-cell table:style-name="ACE-0x7fcf7be560b0" office:value-type="float" office:value="61">
            <text:p>61</text:p>
          </table:table-cell>
          <table:table-cell table:number-columns-repeated="2" table:style-name="ACE-0x7fcf7be561d8"/>
          <table:table-cell table:number-columns-repeated="122" table:style-name="ACE-0x7fcf7be4ae98"/>
        </table:table-row>
        <table:table-row table:style-name="AROW-4">
          <table:table-cell table:style-name="ACE-0x7fcf7be56300" office:value-type="string">
            <text:p>aman.2185@hotmail.com</text:p>
          </table:table-cell>
          <table:table-cell table:style-name="ACE-0x7fcf7be56428" office:value-type="float" office:value="123456">
            <text:p>123456</text:p>
          </table:table-cell>
          <table:table-cell table:style-name="ACE-0x7fcf7be56428" office:value-type="float" office:value="1001936">
            <text:p>1001936</text:p>
          </table:table-cell>
          <table:table-cell table:style-name="ACE-0x7fcf7be56550" office:value-type="float" office:value="61">
            <text:p>61</text:p>
          </table:table-cell>
          <table:table-cell table:number-columns-repeated="124" table:style-name="ACE-0x7fcf7be4ae98"/>
        </table:table-row>
        <table:table-row table:style-name="AROW-0" table:number-rows-repeated="125">
          <table:table-cell table:number-columns-repeated="12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1" gnm:cursor-row="15">
          <gnm:selection gnm:start-col="1" gnm:start-row="15" gnm:end-col="1" gnm:end-row="15"/>
        </gnm:selections>
      </table:table>
      <table:table table:name="AQA5_TestData" table:style-name="ta-0x7fcf7be269b0" table:print="false">
        <office:forms form:automatic-focus="false" form:apply-design-mode="false">
          <form:form/>
        </office:forms>
        <table:table-column table:default-cell-style-name="ACE-0x7fcf7be4afc0" table:style-name="ACOL-3"/>
        <table:table-column table:default-cell-style-name="ACE-0x7fcf7be4afc0" table:style-name="ACOL-4"/>
        <table:table-column table:default-cell-style-name="ACE-0x7fcf7be4afc0" table:style-name="ACOL-5"/>
        <table:table-column table:default-cell-style-name="ACE-0x7fcf7be4afc0" table:style-name="ACOL-6"/>
        <table:table-column table:default-cell-style-name="ACE-0x7fcf7be4afc0" table:style-name="ACOL-7"/>
        <table:table-column table:default-cell-style-name="ACE-0x7fcf7be4afc0" table:style-name="ACOL-8"/>
        <table:table-column table:default-cell-style-name="ACE-0x7fcf7be4afc0" table:style-name="ACOL-0" table:number-columns-repeated="122"/>
        <table:table-row table:style-name="AROW-2">
          <table:table-cell table:style-name="ACE-0x7fcf7be75128" office:value-type="string">
            <text:p>User Name</text:p>
          </table:table-cell>
          <table:table-cell table:style-name="ACE-0x7fcf7be75250" office:value-type="string">
            <text:p>Password</text:p>
          </table:table-cell>
          <table:table-cell table:style-name="ACE-0x7fcf7be75250" office:value-type="string">
            <text:p>Product ID</text:p>
          </table:table-cell>
          <table:table-cell table:style-name="ACE-0x7fcf7be75378" office:value-type="string">
            <text:p>Payment ID</text:p>
          </table:table-cell>
          <table:table-cell table:number-columns-repeated="124" table:style-name="ACE-0x7fcf7be4afc0"/>
        </table:table-row>
        <table:table-row table:style-name="AROW-2">
          <table:table-cell table:style-name="ACE-0x7fcf7be754a0" office:value-type="string">
            <text:p>sahil.jariwala@crestechglobal.com</text:p>
          </table:table-cell>
          <table:table-cell table:style-name="ACE-0x7fcf7be755c8" office:value-type="float" office:value="123456">
            <text:p>123456</text:p>
          </table:table-cell>
          <table:table-cell table:style-name="ACE-0x7fcf7be755c8" office:value-type="float" office:value="2773642">
            <text:p>2773642</text:p>
          </table:table-cell>
          <table:table-cell table:style-name="ACE-0x7fcf7be756f0" office:value-type="float" office:value="61">
            <text:p>61</text:p>
          </table:table-cell>
          <table:table-cell table:number-columns-repeated="2" table:style-name="ACE-0x7fcf7be75818"/>
          <table:table-cell table:number-columns-repeated="122" table:style-name="ACE-0x7fcf7be4afc0"/>
        </table:table-row>
        <table:table-row table:style-name="AROW-4">
          <table:table-cell table:style-name="ACE-0x7fcf7be75940" office:value-type="string">
            <text:p>aman.2185@hotmail.com</text:p>
          </table:table-cell>
          <table:table-cell table:style-name="ACE-0x7fcf7be75a68" office:value-type="float" office:value="123456">
            <text:p>123456</text:p>
          </table:table-cell>
          <table:table-cell table:style-name="ACE-0x7fcf7be75a68" office:value-type="float" office:value="1001936">
            <text:p>1001936</text:p>
          </table:table-cell>
          <table:table-cell table:style-name="ACE-0x7fcf7be75b90" office:value-type="float" office:value="61">
            <text:p>61</text:p>
          </table:table-cell>
          <table:table-cell table:number-columns-repeated="124" table:style-name="ACE-0x7fcf7be4afc0"/>
        </table:table-row>
        <table:table-row table:style-name="AROW-0" table:number-rows-repeated="125">
          <table:table-cell table:number-columns-repeated="128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1" gnm:cursor-row="14">
          <gnm:selection gnm:start-col="1" gnm:start-row="14" gnm:end-col="1" gnm:end-row="1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cf7bde3e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cf7bce76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cf7bde77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cf7be5ba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cf7be1e9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cf7be68be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cf7be26000" style:display-name="TestCase" style:page-layout-name="pl-0x7fcf7bde3e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cf7be261f0" style:display-name="AQA1_TestData" style:page-layout-name="pl-0x7fcf7bce76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cf7be263e0" style:display-name="AQA2_TestData" style:page-layout-name="pl-0x7fcf7bde77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cf7be265d0" style:display-name="AQA3_TestData" style:page-layout-name="pl-0x7fcf7be5ba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cf7be267c0" style:display-name="AQA4_TestData" style:page-layout-name="pl-0x7fcf7be1e9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cf7be269b0" style:display-name="AQA5_TestData" style:page-layout-name="pl-0x7fcf7be68be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4T06:51:49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